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24pt" style:font-size-asian="24pt" style:font-size-complex="24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style:font-size-asian="32pt" style:font-size-complex="32pt"/>
    </style:style>
    <style:style style:name="T4" style:family="text">
      <style:text-properties style:font-name="Segoe UI Semibold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2cm" svg:x="1.778cm" svg:y="0.762cm">
          <draw:text-box>
            <text:p text:style-name="P1"><text:span text:style-name="T1">Epistle Reading</text:span></text:p>
            <text:p text:style-name="P1"><text:span text:style-name="T2">Colossians 1:13–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384cm" svg:height="6.263cm" svg:x="1.778cm" svg:y="0.762cm">
          <draw:text-box>
            <text:p text:style-name="P4"><text:span text:style-name="T3">13</text:span><text:span text:style-name="T4">He has delivered us from the domain of darkness and transferred us to the kingdom of his beloved Son, </text:span><text:span text:style-name="T3">14</text:span><text:span text:style-name="T4">in whom we have redemption, the forgiveness of si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384cm" svg:height="7.766cm" svg:x="1.778cm" svg:y="0.762cm">
          <draw:text-box>
            <text:p text:style-name="P4"><text:span text:style-name="T3">15</text:span><text:span text:style-name="T4">He is the image of the invisible God, the firstborn of all creation. </text:span><text:span text:style-name="T3">16</text:span><text:span text:style-name="T4">For by him all things were created, in heaven and on earth, visible and invisible, whether thrones or dominions or rulers or authorities-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2" draw:layer="layout" svg:width="24.384cm" svg:height="6.263cm" svg:x="1.778cm" svg:y="0.762cm">
          <draw:text-box>
            <text:p><text:span text:style-name="T4">all things were created through him and for him. </text:span><text:span text:style-name="T3">17</text:span><text:span text:style-name="T4">And he is before all things, and in him all things hold together. </text:span><text:span text:style-name="T3">18</text:span><text:span text:style-name="T4">And he is the head of the body, the churc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2" draw:layer="layout" svg:width="24.384cm" svg:height="7.766cm" svg:x="1.778cm" svg:y="0.762cm">
          <draw:text-box>
            <text:p text:style-name="P4"><text:span text:style-name="T4">He is the beginning, the firstborn from the dead, that in everything he might be preeminent. </text:span><text:span text:style-name="T3">19</text:span><text:span text:style-name="T4">For in him all the fullness of God was pleased to dwell,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5" draw:layer="layout" svg:width="24.384cm" svg:height="5.334cm" svg:x="1.778cm" svg:y="0.762cm">
          <draw:text-box>
            <text:p><text:span text:style-name="T3">20</text:span><text:span text:style-name="T4">and through him to reconcile to himself all things, whether on earth or in heaven, making peace by the blood of his cro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7T11:47:29.337000000</meta:creation-date>
    <dc:date>2016-11-19T13:38:55.785000000</dc:date>
    <meta:editing-duration>PT1M40S</meta:editing-duration>
    <meta:editing-cycles>4</meta:editing-cycles>
    <meta:generator>LibreOffice/5.2.3.3$Windows_X86_64 LibreOffice_project/d54a8868f08a7b39642414cf2c8ef2f228f780cf</meta:generator>
    <meta:document-statistic meta:object-count="39"/>
  </office:meta>
</office:document-meta>
</file>